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JA PLIKU Main.java</text:h>
      <text:p text:style-name="Preformatted_20_Text"><text:span text:style-name="Source_20_Text">package com.netit;</text:span></text:p>
      <text:p text:style-name="Preformatted_20_Text"/>
      <text:p text:style-name="Preformatted_20_Text"><text:span text:style-name="Source_20_Text">import javafx.application.Application;</text:span></text:p>
      <text:p text:style-name="Preformatted_20_Text"><text:span text:style-name="Source_20_Text">import javafx.fxml.FXMLLoader;</text:span></text:p>
      <text:p text:style-name="Preformatted_20_Text"><text:span text:style-name="Source_20_Text">import javafx.scene.Parent;</text:span></text:p>
      <text:p text:style-name="Preformatted_20_Text"><text:span text:style-name="Source_20_Text">import javafx.scene.Scene;</text:span></text:p>
      <text:p text:style-name="P1"><text:span text:style-name="Source_20_Text">import javafx.stage.Stage;</text:span></text:p>
      <text:p text:style-name="Text_20_body">Opis:</text:p>
      <text:list text:style-name="L1">
        <text:list-item>
          <text:p text:style-name="P2">Deklaracja pakietu <text:span text:style-name="Source_20_Text">com.netit</text:span>.</text:p>
        </text:list-item>
        <text:list-item>
          <text:p text:style-name="P2">Importy klas JavaFX niezbędnych do uruchomienia aplikacji GUI.</text:p>
          <text:p text:style-name="P2"/>
        </text:list-item>
      </text:list>
      <text:list text:style-name="L2">
        <text:list-item>
          <text:p text:style-name="P3">Definicja klasy</text:p>
        </text:list-item>
      </text:list>
      <text:p text:style-name="P1"><text:span text:style-name="Source_20_Text">public class Main extends Application {</text:span></text:p>
      <text:p text:style-name="Text_20_body">Opis:</text:p>
      <text:list text:style-name="L3">
        <text:list-item>
          <text:p text:style-name="P4">Klasa <text:span text:style-name="Source_20_Text">Main</text:span> dziedziczy po <text:span text:style-name="Source_20_Text">javafx.application.Application</text:span>.</text:p>
        </text:list-item>
        <text:list-item>
          <text:p text:style-name="P4">Punkt startowy aplikacji JavaFX.</text:p>
        </text:list-item>
      </text:list>
      <text:list text:style-name="L4">
        <text:list-item>
          <text:p text:style-name="P5">Metoda <text:span text:style-name="Source_20_Text">start</text:span></text:p>
        </text:list-item>
      </text:list>
      <text:p text:style-name="Preformatted_20_Text"><text:span text:style-name="Source_20_Text">@Override</text:span></text:p>
      <text:p text:style-name="Preformatted_20_Text"><text:span text:style-name="Source_20_Text">public void start(Stage primaryStage) throws Exception {</text:span></text:p>
      <text:p text:style-name="Preformatted_20_Text"><text:span text:style-name="Source_20_Text"><text:s text:c="4"/>//Init</text:span></text:p>
      <text:p text:style-name="Preformatted_20_Text"><text:span text:style-name="Source_20_Text"><text:s text:c="4"/>Application_run_time user = new Application_run_time();</text:span></text:p>
      <text:p text:style-name="Preformatted_20_Text"/>
      <text:p text:style-name="Preformatted_20_Text"><text:span text:style-name="Source_20_Text"><text:s text:c="4"/>// Załaduj plik FXML z folderu resources</text:span></text:p>
      <text:p text:style-name="Preformatted_20_Text"><text:span text:style-name="Source_20_Text"><text:s text:c="4"/>Parent root = FXMLLoader.load(getClass().getResource("/first_ui.fxml"));</text:span></text:p>
      <text:p text:style-name="Preformatted_20_Text"/>
      <text:p text:style-name="Preformatted_20_Text"><text:span text:style-name="Source_20_Text"><text:s text:c="4"/>Scene scene = new Scene(root, user.getY_run(), user.getX_run());</text:span></text:p>
      <text:p text:style-name="Preformatted_20_Text"><text:span text:style-name="Source_20_Text"><text:s text:c="4"/>scene.getStylesheets().add(getClass().getResource("/style.css").toExternalForm());</text:span></text:p>
      <text:p text:style-name="Preformatted_20_Text"/>
      <text:p text:style-name="Preformatted_20_Text"><text:span text:style-name="Source_20_Text"><text:s text:c="4"/>primaryStage.setTitle("NETIT");</text:span></text:p>
      <text:p text:style-name="Preformatted_20_Text"><text:span text:style-name="Source_20_Text"><text:s text:c="4"/>primaryStage.setScene(scene);</text:span></text:p>
      <text:p text:style-name="Preformatted_20_Text"><text:span text:style-name="Source_20_Text"><text:s text:c="4"/>primaryStage.show();</text:span></text:p>
      <text:p text:style-name="P1"><text:span text:style-name="Source_20_Text">}</text:span></text:p>
      <text:p text:style-name="Text_20_body">Opis:</text:p>
      <text:list text:style-name="L5">
        <text:list-item>
          <text:p text:style-name="P6"><text:span text:style-name="Strong_20_Emphasis">Parametr</text:span>: <text:span text:style-name="Source_20_Text">Stage primaryStage</text:span> – główne okno aplikacji.</text:p>
        </text:list-item>
        <text:list-item>
          <text:p text:style-name="P6"><text:span text:style-name="Strong_20_Emphasis">Inicjalizacja</text:span>: Tworzy obiekt <text:span text:style-name="Source_20_Text">Application_run_time</text:span> (<text:span text:style-name="Source_20_Text">user</text:span>), który dostarcza wymiary okna.</text:p>
        </text:list-item>
        <text:list-item>
          <text:p text:style-name="P6"><text:span text:style-name="Strong_20_Emphasis">Ładowanie FXML</text:span>: Używa <text:span text:style-name="Source_20_Text">FXMLLoader</text:span> do wczytania interfejsu z pliku <text:span text:style-name="Source_20_Text">first_ui.fxml</text:span> umieszczonego w katalogu <text:span text:style-name="Source_20_Text">resources</text:span>.</text:p>
        </text:list-item>
        <text:list-item>
          <text:p text:style-name="P6"><text:span text:style-name="Strong_20_Emphasis">Tworzenie sceny</text:span>:</text:p>
          <text:list>
            <text:list-item>
              <text:p text:style-name="P6"><text:soft-page-break/><text:span text:style-name="Source_20_Text">Scene scene = new Scene(root, user.getY_run(), user.getX_run());</text:span><text:line-break/>Ustawia root (<text:span text:style-name="Source_20_Text">Parent</text:span>) i wymiary w kolejności: szerokość (<text:span text:style-name="Source_20_Text">Y_run</text:span>), wysokość (<text:span text:style-name="Source_20_Text">X_run</text:span>).</text:p>
            </text:list-item>
            <text:list-item>
              <text:p text:style-name="P6"><text:span text:style-name="Source_20_Text">scene.getStylesheets().add(...)</text:span> – dodaje arkusz stylów CSS (<text:span text:style-name="Source_20_Text">style.css</text:span>).</text:p>
            </text:list-item>
          </text:list>
        </text:list-item>
        <text:list-item>
          <text:p text:style-name="P6"><text:span text:style-name="Strong_20_Emphasis">Konfiguracja stage</text:span>:</text:p>
          <text:list>
            <text:list-item>
              <text:p text:style-name="P6"><text:span text:style-name="Source_20_Text">primaryStage.setTitle("NETIT");</text:span> – tytuł okna.</text:p>
            </text:list-item>
            <text:list-item>
              <text:p text:style-name="P6"><text:span text:style-name="Source_20_Text">primaryStage.setScene(scene);</text:span> – przypisanie sceny do okna.</text:p>
            </text:list-item>
            <text:list-item>
              <text:p text:style-name="P6"><text:span text:style-name="Source_20_Text">primaryStage.show();</text:span> – wyświetlenie okna.</text:p>
            </text:list-item>
          </text:list>
        </text:list-item>
      </text:list>
      <text:list text:style-name="L6">
        <text:list-item>
          <text:p text:style-name="P7">Metoda <text:span text:style-name="Source_20_Text">main</text:span></text:p>
        </text:list-item>
      </text:list>
      <text:p text:style-name="Preformatted_20_Text"><text:span text:style-name="Source_20_Text">public static void main(String[] args) {</text:span></text:p>
      <text:p text:style-name="Preformatted_20_Text"><text:span text:style-name="Source_20_Text"><text:s text:c="4"/>launch(args);</text:span></text:p>
      <text:p text:style-name="P1"><text:span text:style-name="Source_20_Text">}</text:span></text:p>
      <text:p text:style-name="Text_20_body">Opis:</text:p>
      <text:list text:style-name="L7">
        <text:list-item>
          <text:p text:style-name="P8">Statyczna metoda uruchamiająca aplikację JavaFX.</text:p>
        </text:list-item>
        <text:list-item>
          <text:p text:style-name="P8"><text:span text:style-name="Source_20_Text">launch(args)</text:span> wywołuje metodę <text:span text:style-name="Source_20_Text">start</text:span>.</text:p>
        </text:list-item>
      </text:list>
      <text:h text:style-name="Heading_20_1" text:outline-level="1">Uwagi</text:h>
      <text:list text:style-name="L8">
        <text:list-item>
          <text:p text:style-name="P9">Plik <text:span text:style-name="Source_20_Text">first_ui.fxml</text:span> oraz <text:span text:style-name="Source_20_Text">style.css</text:span> muszą znajdować się w katalogu <text:span text:style-name="Source_20_Text">resources</text:span> w strukturze JAR-a.</text:p>
        </text:list-item>
        <text:list-item>
          <text:p text:style-name="P9">Klasa <text:span text:style-name="Source_20_Text">Application_run_time</text:span> powinna mieć metody <text:span text:style-name="Source_20_Text">getY_run()</text:span> i <text:span text:style-name="Source_20_Text">getX_run()</text:span>, zwracające odpowiednio szerokość i wysokość okn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9:52:48.943815331</meta:creation-date>
    <dc:date>2025-07-02T09:54:24.986005594</dc:date>
    <meta:editing-duration>PT1M36S</meta:editing-duration>
    <meta:editing-cycles>1</meta:editing-cycles>
    <meta:document-statistic meta:table-count="0" meta:image-count="0" meta:object-count="0" meta:page-count="2" meta:paragraph-count="50" meta:word-count="223" meta:character-count="2007" meta:non-whitespace-character-count="1810"/>
    <meta:generator>LibreOffice/25.2.4.3$Linux_X86_64 LibreOffice_project/520$Build-3</meta:generator>
  </office:meta>
</office:document-meta>
</file>